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https://github.com/phoboslab/TwoPointFiv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19-06-19T22:23:19.112000000</dc:date>
    <meta:editing-duration>PT20H59M42S</meta:editing-duration>
    <meta:editing-cycles>2</meta:editing-cycles>
    <meta:document-statistic meta:table-count="0" meta:image-count="0" meta:object-count="0" meta:page-count="1" meta:paragraph-count="1" meta:word-count="1" meta:character-count="42" meta:non-whitespace-character-count="42"/>
  </office:meta>
</office:document-meta>
</file>